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807cm" fo:min-width="2.823cm" fo:padding-top="0.178cm" fo:padding-bottom="0.178cm" fo:padding-left="0.303cm" fo:padding-right="0.303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647cm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2cm" fo:min-width="2.028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0.85cm" fo:min-width="3.201cm" fo:padding-top="0.143cm" fo:padding-bottom="0.143cm" fo:padding-left="0.268cm" fo:padding-right="0.268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028cm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3.288cm" fo:padding-top="0.142cm" fo:padding-bottom="0.142cm" fo:padding-left="0.267cm" fo:padding-right="0.26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35cm" svg:stroke-color="#ffffff" draw:marker-start-width="0.252cm" draw:marker-end-width="0.252cm" svg:stroke-opacity="0%" draw:fill-color="#ffffff" draw:opacity="0%" draw:textarea-horizontal-align="justify" draw:textarea-vertical-align="middle" draw:auto-grow-height="false" fo:min-height="0.855cm" fo:min-width="0.7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ffffff" draw:marker-start-width="0.252cm" draw:marker-end-width="0.252cm" svg:stroke-opacity="0%" draw:fill-color="#ffffff" draw:opacity="0%" draw:textarea-horizontal-align="justify" draw:textarea-vertical-align="middle" draw:auto-grow-height="false" fo:min-height="0.478cm" fo:min-width="0.101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0.807cm" fo:min-width="2.214cm" fo:padding-top="0.143cm" fo:padding-bottom="0.143cm" fo:padding-left="0.268cm" fo:padding-right="0.268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25cm" fo:min-width="1.278cm" fo:padding-top="0.142cm" fo:padding-bottom="0.142cm" fo:padding-left="0.267cm" fo:padding-right="0.267cm"/>
    </style:style>
    <style:style style:name="gr14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3.53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82cm" fo:min-width="0.736cm" fo:padding-top="0.142cm" fo:padding-bottom="0.142cm" fo:padding-left="0.267cm" fo:padding-right="0.267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 draw:opacity="0%"/>
      <style:paragraph-properties fo:text-align="center"/>
      <style:text-properties fo:font-size="10pt"/>
    </style:style>
    <style:style style:name="P5" style:family="paragraph">
      <loext:graphic-properties draw:fill-color="#ffffff" draw:opacity="0%"/>
      <style:paragraph-properties fo:text-align="center"/>
      <style:text-properties fo:font-size="10pt" style:text-underline-style="solid" style:text-underline-width="auto" style:text-underline-color="font-color"/>
    </style:style>
    <style:style style:name="P6" style:family="paragraph">
      <loext:graphic-properties draw:fill-color="#ffffff"/>
      <style:paragraph-properties fo:text-align="center"/>
      <style:text-properties style:use-window-font-color="true" fo:font-size="10.8000001907349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0pt" style:text-underline-style="solid" style:text-underline-width="auto" style:text-underline-color="font-color"/>
    </style:style>
    <style:style style:name="T3" style:family="text">
      <style:text-properties style:use-window-font-color="tru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3.429cm" svg:height="1.163cm" svg:x="6.077cm" svg:y="6.08cm">
          <text:p text:style-name="P1"><text:span text:style-name="T1">Distribution Chamber</text:span></text:p>
          <text:p text:style-name="P1"><text:span text:style-name="T1">Elemen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16" draw:id="id16" draw:layer="layout" svg:width="2.181cm" svg:height="1.143cm" svg:x="2.367cm" svg:y="8.112cm">
          <text:p text:style-name="P1"><text:span text:style-name="T1">Membe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7" draw:id="id17" draw:layer="layout" svg:width="2.099cm" svg:height="1.143cm" svg:x="2.427cm" svg:y="6.142cm">
          <text:p text:style-name="P1"><text:span text:style-name="T1">Syste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18" draw:id="id18" draw:layer="layout" svg:width="2.181cm" svg:height="1.143cm" svg:x="2.372cm" svg:y="4.429cm">
          <text:p text:style-name="P1"><text:span text:style-name="T1">Property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9" draw:id="id19" draw:layer="layout" svg:width="2.099cm" svg:height="1.143cm" svg:x="2.4cm" svg:y="2.297cm">
          <text:p text:style-name="P1"><text:span text:style-name="T1">Sanitary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" draw:text-style-name="P2" xml:id="id3" draw:id="id3" draw:layer="layout" svg:width="2.562cm" svg:height="1.016cm" svg:x="17.41cm" svg:y="10.687cm">
          <text:p text:style-name="P1"><text:span text:style-name="T1">Diamete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" draw:id="id4" draw:layer="layout" svg:width="3.737cm" svg:height="1.136cm" svg:x="21.217cm" svg:y="10.667cm">
          <text:p text:style-name="P1"><text:span text:style-name="T1">D &gt;= 20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2.562cm" svg:height="1.143cm" svg:x="17.41cm" svg:y="6.169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" draw:id="id2" draw:layer="layout" svg:width="3.822cm" svg:height="1.143cm" svg:x="21.347cm" svg:y="7.377cm">
          <text:p text:style-name="P1"><text:span text:style-name="T1">Name contains “PVC”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8" draw:text-style-name="P3" draw:layer="layout" draw:type="line" svg:x1="19.972cm" svg:y1="6.741cm" svg:x2="21.347cm" svg:y2="7.948cm" draw:start-shape="id1" draw:start-glue-point="6" draw:end-shape="id2" draw:end-glue-point="3" svg:d="M19972 6741l1375 1207" svg:viewBox="0 0 1376 1208">
          <text:p/>
        </draw:connector>
        <draw:connector draw:style-name="gr8" draw:text-style-name="P3" draw:layer="layout" draw:type="line" svg:x1="19.972cm" svg:y1="11.195cm" svg:x2="21.218cm" svg:y2="11.235cm" draw:start-shape="id3" draw:start-glue-point="6" draw:end-shape="id4" draw:end-glue-point="3" svg:d="M19972 11195l1246 40" svg:viewBox="0 0 1247 41">
          <text:p/>
        </draw:connector>
        <draw:g>
          <draw:line draw:style-name="gr9" draw:text-style-name="P3" draw:layer="layout" svg:x1="22.607cm" svg:y1="7.013cm" svg:x2="23.027cm" svg:y2="7.013cm">
            <text:p/>
          </draw:line>
          <draw:line draw:style-name="gr9" draw:text-style-name="P3" draw:layer="layout" svg:x1="23.026cm" svg:y1="7.013cm" svg:x2="23.026cm" svg:y2="7.287cm">
            <text:p/>
          </draw:line>
          <draw:custom-shape draw:style-name="gr10" draw:text-style-name="P4" draw:layer="layout" svg:width="1.234cm" svg:height="1.139cm" svg:x="21.347cm" svg:y="6.465cm">
            <text:p text:style-name="P1"><text:span text:style-name="T1">(NOT)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ustom-shape draw:style-name="gr7" draw:text-style-name="P2" xml:id="id5" draw:id="id5" draw:layer="layout" svg:width="3.822cm" svg:height="1.143cm" svg:x="21.362cm" svg:y="4.837cm">
          <text:p text:style-name="P1"><text:span text:style-name="T1">IfcDescription contains</text:span></text:p>
          <text:p text:style-name="P1"><text:span text:style-name="T1"><text:s/>“</text:span><text:span text:style-name="T1">Sewer Connection”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8" draw:text-style-name="P3" draw:layer="layout" draw:type="line" svg:x1="19.972cm" svg:y1="6.741cm" svg:x2="21.362cm" svg:y2="5.408cm" draw:start-shape="id1" draw:start-glue-point="6" draw:end-shape="id5" draw:end-glue-point="3" svg:d="M19972 6741l1390-1333" svg:viewBox="0 0 1391 1334">
          <text:p/>
        </draw:connector>
        <draw:custom-shape draw:style-name="gr11" draw:text-style-name="P5" draw:layer="layout" svg:width="0.635cm" svg:height="0.762cm" svg:x="20.438cm" svg:y="6.323cm">
          <text:p text:style-name="P1"><text:span text:style-name="T2">AND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8" draw:text-style-name="P3" draw:layer="layout" draw:type="line" svg:x1="9.507cm" svg:y1="6.661cm" svg:x2="10.59cm" svg:y2="8.67cm" draw:start-shape="id6" draw:start-glue-point="1" draw:end-shape="id7" draw:end-glue-point="5" svg:d="M9507 6661l1083 2009" svg:viewBox="0 0 1084 2010">
          <text:p/>
        </draw:connector>
        <draw:custom-shape draw:style-name="gr12" draw:text-style-name="P2" xml:id="id9" draw:id="id9" draw:layer="layout" svg:width="2.82cm" svg:height="1.163cm" svg:x="13.765cm" svg:y="8.112cm">
          <text:p text:style-name="P1"><text:span text:style-name="T1">Flow Segmen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3.429cm" svg:height="1.163cm" svg:x="6.078cm" svg:y="9.88cm">
          <text:p text:style-name="P1"><text:span text:style-name="T1">Distribution Chamber</text:span></text:p>
          <text:p text:style-name="P1"><text:span text:style-name="T1">Element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8" draw:text-style-name="P3" draw:layer="layout" draw:type="line" svg:x1="9.508cm" svg:y1="10.461cm" svg:x2="10.59cm" svg:y2="8.67cm" draw:start-shape="id8" draw:start-glue-point="1" draw:end-shape="id7" draw:end-glue-point="5" svg:d="M9508 10461l1082-1791" svg:viewBox="0 0 1083 1792">
          <text:p/>
        </draw:connector>
        <draw:connector draw:style-name="gr8" draw:text-style-name="P3" draw:layer="layout" draw:type="line" svg:x1="13.13cm" svg:y1="8.67cm" svg:x2="13.765cm" svg:y2="8.693cm" draw:start-shape="id7" draw:start-glue-point="7" draw:end-shape="id9" draw:end-glue-point="3" svg:d="M13130 8670l635 23" svg:viewBox="0 0 636 24">
          <text:p/>
        </draw:connector>
        <draw:custom-shape draw:style-name="gr13" draw:text-style-name="P2" xml:id="id10" draw:id="id10" draw:layer="layout" svg:width="2.562cm" svg:height="1.143cm" svg:x="6.488cm" svg:y="11.795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11" draw:id="id11" draw:layer="layout" svg:width="4.064cm" svg:height="1.143cm" svg:x="5.726cm" svg:y="13.719cm">
          <text:p text:style-name="P1"><text:span text:style-name="T1">Name: </text:span></text:p>
          <text:p text:style-name="P1"><text:span text:style-name="T1">Last Inspection Chamber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8" draw:text-style-name="P3" draw:layer="layout" draw:type="line" svg:x1="7.793cm" svg:y1="11.043cm" svg:x2="7.77cm" svg:y2="11.795cm" draw:start-shape="id8" draw:start-glue-point="2" draw:end-shape="id10" draw:end-glue-point="4" svg:d="M7793 11043l-23 752" svg:viewBox="0 0 24 753">
          <text:p/>
        </draw:connector>
        <draw:connector draw:style-name="gr8" draw:text-style-name="P3" draw:layer="layout" draw:type="line" svg:x1="7.77cm" svg:y1="12.938cm" svg:x2="7.758cm" svg:y2="13.719cm" draw:start-shape="id10" draw:start-glue-point="8" draw:end-shape="id11" draw:end-glue-point="0" svg:d="M7770 12938l-12 781" svg:viewBox="0 0 13 782">
          <text:p/>
        </draw:connector>
        <draw:custom-shape draw:style-name="gr13" draw:text-style-name="P2" xml:id="id12" draw:id="id12" draw:layer="layout" svg:width="2.562cm" svg:height="1.143cm" svg:x="6.488cm" svg:y="11.804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13" draw:id="id13" draw:layer="layout" svg:width="4.064cm" svg:height="1.143cm" svg:x="5.726cm" svg:y="13.728cm">
          <text:p text:style-name="P1"><text:span text:style-name="T1">Name: </text:span></text:p>
          <text:p text:style-name="P1"><text:span text:style-name="T1">Last Inspection Chamber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8" draw:text-style-name="P3" draw:layer="layout" draw:type="line" svg:x1="7.795cm" svg:y1="11.052cm" svg:x2="7.77cm" svg:y2="11.804cm" draw:end-shape="id12" draw:end-glue-point="4" svg:d="M7795 11052l-25 752" svg:viewBox="0 0 26 753">
          <text:p/>
        </draw:connector>
        <draw:connector draw:style-name="gr8" draw:text-style-name="P3" draw:layer="layout" draw:type="line" svg:x1="7.77cm" svg:y1="12.947cm" svg:x2="7.758cm" svg:y2="13.728cm" draw:start-shape="id12" draw:start-glue-point="8" draw:end-shape="id13" draw:end-glue-point="0" svg:d="M7770 12947l-12 781" svg:viewBox="0 0 13 782">
          <text:p/>
        </draw:connector>
        <draw:custom-shape draw:style-name="gr6" draw:text-style-name="P2" xml:id="id14" draw:id="id14" draw:layer="layout" svg:width="2.562cm" svg:height="1.143cm" svg:x="6.488cm" svg:y="4.204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15" draw:id="id15" draw:layer="layout" svg:width="4.064cm" svg:height="1.143cm" svg:x="5.726cm" svg:y="2.328cm">
          <text:p text:style-name="P1"><text:span text:style-name="T1">Name: </text:span></text:p>
          <text:p text:style-name="P1"><text:span text:style-name="T1">Sewer Manhole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8" draw:text-style-name="P3" draw:layer="layout" draw:type="line" svg:x1="7.792cm" svg:y1="6.08cm" svg:x2="7.769cm" svg:y2="5.347cm" draw:start-shape="id6" draw:start-glue-point="0" draw:end-shape="id14" svg:d="M7792 6080l-23-733" svg:viewBox="0 0 24 734">
          <text:p/>
        </draw:connector>
        <draw:connector draw:style-name="gr8" draw:text-style-name="P3" draw:layer="layout" draw:type="line" svg:x1="7.77cm" svg:y1="4.204cm" svg:x2="7.758cm" svg:y2="3.471cm" draw:start-shape="id14" draw:start-glue-point="4" draw:end-shape="id15" draw:end-glue-point="2" svg:d="M7770 4204l-12-733" svg:viewBox="0 0 13 734">
          <text:p/>
        </draw:connector>
        <draw:connector draw:style-name="gr8" draw:text-style-name="P3" draw:layer="layout" draw:type="line" svg:x1="16.585cm" svg:y1="8.693cm" svg:x2="17.41cm" svg:y2="6.741cm" draw:start-shape="id9" draw:start-glue-point="1" draw:end-shape="id1" draw:end-glue-point="10" svg:d="M16585 8693l825-1952" svg:viewBox="0 0 826 1953">
          <text:p/>
        </draw:connector>
        <draw:connector draw:style-name="gr8" draw:text-style-name="P3" draw:layer="layout" draw:type="line" svg:x1="16.585cm" svg:y1="8.693cm" svg:x2="17.41cm" svg:y2="11.195cm" draw:start-shape="id9" draw:start-glue-point="1" draw:end-shape="id3" draw:end-glue-point="10" svg:d="M16585 8693l825 2502" svg:viewBox="0 0 826 2503">
          <text:p/>
        </draw:connector>
        <draw:connector draw:style-name="gr8" draw:text-style-name="P3" draw:layer="layout" draw:type="line" svg:x1="6.079cm" svg:y1="10.461cm" svg:x2="4.549cm" svg:y2="8.684cm" draw:start-shape="id8" draw:end-shape="id16" draw:end-glue-point="6" svg:d="M6079 10461l-1530-1777" svg:viewBox="0 0 1531 1778">
          <text:p/>
        </draw:connector>
        <draw:connector draw:style-name="gr8" draw:text-style-name="P3" draw:layer="layout" draw:type="line" svg:x1="6.078cm" svg:y1="6.661cm" svg:x2="4.549cm" svg:y2="8.684cm" draw:start-shape="id6" draw:start-glue-point="3" draw:end-shape="id16" draw:end-glue-point="6" svg:d="M6078 6661l-1529 2023" svg:viewBox="0 0 1530 2024">
          <text:p/>
        </draw:connector>
        <draw:connector draw:style-name="gr8" draw:text-style-name="P3" draw:layer="layout" draw:type="line" svg:x1="3.459cm" svg:y1="8.112cm" svg:x2="3.477cm" svg:y2="7.285cm" draw:start-shape="id16" draw:start-glue-point="4" draw:end-shape="id17" draw:end-glue-point="2" svg:d="M3459 8112l18-827" svg:viewBox="0 0 19 828">
          <text:p/>
        </draw:connector>
        <draw:connector draw:style-name="gr8" draw:text-style-name="P3" draw:layer="layout" draw:type="line" svg:x1="3.477cm" svg:y1="6.142cm" svg:x2="3.464cm" svg:y2="5.572cm" draw:start-shape="id17" draw:start-glue-point="0" draw:end-shape="id18" draw:end-glue-point="8" svg:d="M3477 6142l-13-570" svg:viewBox="0 0 14 571">
          <text:p/>
        </draw:connector>
        <draw:connector draw:style-name="gr8" draw:text-style-name="P3" draw:layer="layout" draw:type="line" svg:x1="3.464cm" svg:y1="4.429cm" svg:x2="3.45cm" svg:y2="3.44cm" draw:start-shape="id18" draw:start-glue-point="4" draw:end-shape="id19" draw:end-glue-point="2" svg:d="M3464 4429l-14-989" svg:viewBox="0 0 15 990">
          <text:p/>
        </draw:connector>
        <draw:custom-shape draw:style-name="gr15" draw:text-style-name="P6" xml:id="id7" draw:id="id7" draw:layer="layout" svg:width="2.54cm" svg:height="2.132cm" svg:x="10.59cm" svg:y="7.604cm">
          <text:p text:style-name="P1"><text:span text:style-name="T3">Check </text:span></text:p>
          <text:p text:style-name="P1"><text:span text:style-name="T3">conne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5T10:16:42.083000000</meta:creation-date>
    <dc:date>2018-07-30T20:29:45.039000000</dc:date>
    <meta:editing-duration>PT15H2M11S</meta:editing-duration>
    <meta:editing-cycles>3</meta:editing-cycles>
    <meta:generator>LibreOffice/6.0.3.2$Windows_X86_64 LibreOffice_project/8f48d515416608e3a835360314dac7e47fd0b821</meta:generator>
    <meta:document-statistic meta:object-count="43"/>
  </office:meta>
</office:document-meta>
</file>